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523903077493944" calcext:value-type="float">
            <text:p>0.005239030774939</text:p>
          </table:table-cell>
          <table:table-cell office:value-type="float" office:value="0.0157170923248183" calcext:value-type="float">
            <text:p>0.0157170923248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59935162826575" calcext:value-type="float">
            <text:p>0.075993516282658</text:p>
          </table:table-cell>
          <table:table-cell office:value-type="float" office:value="0.227980548847972" calcext:value-type="float">
            <text:p>0.22798054884797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88734203463351" calcext:value-type="float">
            <text:p>0.028873420346335</text:p>
          </table:table-cell>
          <table:table-cell office:value-type="float" office:value="0.0866202610390053" calcext:value-type="float">
            <text:p>0.08662026103900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61240309901295" calcext:value-type="float">
            <text:p>0.161240309901295</text:p>
          </table:table-cell>
          <table:table-cell office:value-type="float" office:value="0.483720929703885" calcext:value-type="float">
            <text:p>0.48372092970388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370095282005995" calcext:value-type="float">
            <text:p>0.370095282005995</text:p>
          </table:table-cell>
          <table:table-cell table:style-name="ce1" office:value-type="float" office:value="0.761245696398292" calcext:value-type="float">
            <text:p>0.76124569639829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8', '32', '64']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MAX([.F2:.F7])" office:value-type="float" office:value="0.370095282005995" calcext:value-type="float">
            <text:p>0.370095282005995</text:p>
          </table:table-cell>
          <table:table-cell table:formula="of:=MAX([.G2:.G7])" office:value-type="float" office:value="0.761245696398292" calcext:value-type="float">
            <text:p>0.7612456963982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10:26:53.126301831</dc:date>
    <meta:editing-duration>PT32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